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font-weight="normal" fo:background-color="transparent" style:font-weight-asian="normal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color="#ef4540" loext:opacity="100%" style:text-underline-style="solid" style:text-underline-width="auto" style:text-underline-color="font-color"/>
    </style:style>
    <style:style style:name="T2" style:family="text">
      <style:text-properties fo:color="#ef454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ef4540" loext:opacity="100%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ef454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color="#ef4540" loext:opacity="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ef454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officeooo:rsid="0018122e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REA 6. REALIZA LAS SIGUIENTES CONSUNTAS</text:h>
      <text:list text:style-name="L1">
        <text:list-item>
          <text:p text:style-name="P1"><text:bookmark text:name="yui_3_17_2_1_1705648424318_98"/><text:span text:style-name="T7">Selecciona los nombres de países de Oceanía y su año de independencia, de forma que los que aparezca como año de independencia NULL en realidad aparezca el texto 'Territorio asociado'. Ordénalo de más antigua independencia a menos (los últimos que aparecerán en el listado son los que aún no se han independizado). Mira la función IFNULL por ejemplo </text:span><text:a xlink:type="simple" xlink:href="https://www.w3schools.com/sql/func_mysql_ifnull.asp" text:style-name="Internet_20_link" text:visited-style-name="Visited_20_Internet_20_Link"><text:span text:style-name="T8">aquí.</text:span></text:a></text:p>
          <text:p text:style-name="P2">SELECT Name,IFNULL(IndepYear, "Territorio asociado") FROM `country` WHERE Continent ="Oceania" ORDER BY `IFNULL(IndepYear, "Territorio asociado")` DESC;</text:p>
        </text:list-item>
        <text:list-item>
          <text:p text:style-name="P4">Realiza una consulta donde aparezca el nombre del país y su fecha de independencia (suponemos que si aparece el año 1960, su fecha es siempre el 01/01/1960, ese es el formato correcto). Además, los que tengan null en Indepyear deberá aparecer 'SIn independización'. Todos deberán aparecer ordenados alfabéticamente por nombre.</text:p>
          <text:p text:style-name="P3">SELECT Name AS 'Nombre del País', IFNULL(DATE_FORMAT(CONC AT(IFNULL(IndepYear, '01/01/1960'), '/01/01'), '%d/%m/%Y'), 'Sin independización') AS 'Fecha de Independencia' FROM country ORDER BY Name;</text:p>
        </text:list-item>
        <text:list-item>
          <text:p text:style-name="P4">Códigos de país en donde se hable español por ul lado, más los ćódigos de países que sean europeos y éstos tengan más de 10.000.000 de habitantes.</text:p>
          <text:p text:style-name="P3">SELECT DISTINCT CountryCode, LANGUAGE FROM countrylanguage JOIN country ON countrylanguage.Country Code = country.Code WHERE LANGUAGE = 'Spanish' OR <text:span text:style-name="T11">(</text:span>country.Continent = 'Europe'AND country.Population &gt; 10000000);</text:p>
        </text:list-item>
        <text:list-item>
          <text:p text:style-name="P4">Códigos de los países que se hable inglés y sean de Europa, utilizando INTERSECT.</text:p>
          <text:p text:style-name="P3">SELECT CountryCode, LANGUAGE FROM countrylanguage JOIN country ON country.Code = countrylanguage.Country Code WHERE country.Continent = 'Europe' AND countrylanguage.Languag e = 'English' INTERSECT;</text:p>
        </text:list-item>
        <text:list-item>
          <text:p text:style-name="P4">Selecciona los nombres de los países y el porcentaje que ha aumentado su producto interior bruto con respecto al anterior (GNP y GNP old) ordenado por el que más ha crecido al que menos. La columna segunda deberá aparecer con el título incremento porcentual.</text:p>
          <text:p text:style-name="P3"><text:soft-page-break/>SELECT Name AS 'País', CONCAT(ROUND(((GNP - GNPOld) / GNPOld) * 100, 2), '%') AS 'Incremento porcentual' FROM country WHERE GNPOld IS NOT NULL ORDER BY (GNP - GNPOld) / GNPOld DESC;</text:p>
        </text:list-item>
        <text:list-item>
          <text:p text:style-name="P1"><text:span text:style-name="T7">Realiza una consulta en donde aparezca los códigos que aparecen en el punto 3, menos los que aparecen en el punto 4. (</text:span><text:span text:style-name="Emphasis"><text:span text:style-name="T2">En MySQL/MariaDB hasta la fecha no admite la cláusula MINUS, utilizad la equivalente EXCEPT.</text:span></text:span></text:p>
          <text:p text:style-name="P1"><text:span text:style-name="Emphasis"><text:span text:style-name="T13">SELECT DISTINCT CountryCode, Language FROM countryLanguage JOIN country ON countrylanguage.Country Code = country.Code WHERE countrylanguage.Languae = 'Spanish' OR (country.Continent = 'Europe' AND country .Population &gt; 10000000) EXCEPT SELECT DISTINCT CountryCode, Language FROM countryLanguage WHERE Language = 'English' AND CountryCode IN (SELECT Code FROM country WHERE Continent = 'Europe');</text:span></text:span></text:p>
        </text:list-item>
        <text:list-item>
          <text:p text:style-name="P4">Con el uso de la función RAND(), la cláusula LIMIT, escribe una consulta que cada vez que se ejecute, liste un país aleatorio y su información.</text:p>
          <text:p text:style-name="P3">SELECT * FROM country ORDER BY RAND() LIMIT 1;</text:p>
        </text:list-item>
        <text:list-item>
          <text:p text:style-name="P4">Selecciona los nombres de los cinco países con más población, cuya lengua oficial sea el Español.</text:p>
        </text:list-item>
      </text:list>
      <text:p text:style-name="Standard"><text:span text:style-name="T7"><text:tab/></text:span>SELECT Name, Population, countrylanguage.IsOffic ial FROM country JOIN <text:tab/>countryLanguage ON Code = CountryCode WHERE Language = 'Spanish' ORDER BY <text:tab/>country.Population <text:tab/>AND countrylanguage.IsOffic ial='T' DESC LIMIT 5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08:15:19.552000000</meta:creation-date>
    <dc:date>2024-01-22T09:19:59.885000000</dc:date>
    <meta:editing-duration>PT1H32M37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17" meta:word-count="483" meta:character-count="3272" meta:non-whitespace-character-count="2809"/>
  </office:meta>
</office:document-meta>
</file>